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c5cf" officeooo:paragraph-rsid="0004c5cf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4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 <text:s text:c="7"/>//大概这么多头文件昂</text:p>
      <text:p text:style-name="P1">#include&lt;string.h&gt;</text:p>
      <text:p text:style-name="P1">#include&lt;vector&gt;</text:p>
      <text:p text:style-name="P1">#include&lt;queue&gt;</text:p>
      <text:p text:style-name="P1">#include&lt;algorithm&gt;</text:p>
      <text:p text:style-name="P1">using namespace std;</text:p>
      <text:p text:style-name="P1">const int maxm=10000+100; <text:s text:c="3"/>//最大点数</text:p>
      <text:p text:style-name="P1">const int INF=0x3f3f3f3f;</text:p>
      <text:p text:style-name="P1"/>
      <text:p text:style-name="P1">struct edge{ <text:s text:c="7"/>//边：起点、终点、容量、流量、单位费用</text:p>
      <text:p text:style-name="P1"><text:s text:c="4"/>int from,to,c,f,cost;</text:p>
      <text:p text:style-name="P1"><text:s text:c="4"/>edge(int a,int b,int m,int n,int p):from(a),to(b),c(m),f(n),cost(p){}</text:p>
      <text:p text:style-name="P1">};</text:p>
      <text:p text:style-name="P1"/>
      <text:p text:style-name="P1">int aabs(int a){</text:p>
      <text:p text:style-name="P1"><text:s text:c="4"/>return a&gt;=0?a:-a;</text:p>
      <text:p text:style-name="P1">}</text:p>
      <text:p text:style-name="P1"/>
      <text:p text:style-name="P1">struct MCMF{</text:p>
      <text:p text:style-name="P1"><text:s text:c="4"/>int m,s,t;</text:p>
      <text:p text:style-name="P1"><text:s text:c="4"/>vector&lt;edge&gt;e;</text:p>
      <text:p text:style-name="P1"><text:s text:c="4"/>vector&lt;int&gt;g[maxm];</text:p>
      <text:p text:style-name="P1"><text:s text:c="4"/>int dis[maxm],a[maxm],p[maxm];</text:p>
      <text:p text:style-name="P1"><text:s text:c="4"/>bool vis[maxm];</text:p>
      <text:p text:style-name="P1"/>
      <text:p text:style-name="P1"><text:s text:c="4"/>void init(int n){ <text:s text:c="7"/>//初始化函数</text:p>
      <text:p text:style-name="P1"><text:s text:c="8"/>for(int i=0;i&lt;=n;i++)g[i].clear();</text:p>
      <text:p text:style-name="P1"><text:s text:c="8"/>e.clear();</text:p>
      <text:p text:style-name="P1"><text:s text:c="4"/>}</text:p>
      <text:p text:style-name="P1"/>
      <text:p text:style-name="P1"><text:s text:c="4"/>void add(int a,int b,int c,int v){ <text:s text:c="3"/>//加边函数</text:p>
      <text:p text:style-name="P1"><text:s text:c="8"/>e.push_back(edge(a,b,c,0,v));</text:p>
      <text:p text:style-name="P1"><text:s text:c="8"/>e.push_back(edge(b,a,0,0,-v));</text:p>
      <text:p text:style-name="P1"><text:s text:c="8"/>m=e.size();</text:p>
      <text:p text:style-name="P1"><text:s text:c="8"/>g[a].push_back(m-2);</text:p>
      <text:p text:style-name="P1"><text:s text:c="8"/>g[b].push_back(m-1);</text:p>
      <text:p text:style-name="P1"><text:s text:c="4"/>}</text:p>
      <text:p text:style-name="P1"/>
      <text:p text:style-name="P1"><text:s text:c="4"/>bool spfa(int&amp; flow,int&amp; cost){</text:p>
      <text:p text:style-name="P1"><text:s text:c="8"/>memset(dis,0x3f,sizeof(dis));</text:p>
      <text:p text:style-name="P1"><text:s text:c="8"/>memset(vis,0,sizeof(vis));</text:p>
      <text:p text:style-name="P1"><text:s text:c="8"/>queue&lt;int&gt;q;</text:p>
      <text:p text:style-name="P1"><text:s text:c="8"/>q.push(s);</text:p>
      <text:p text:style-name="P1"><text:s text:c="8"/>vis[s]=1;</text:p>
      <text:p text:style-name="P1"><text:s text:c="8"/>dis[s]=0;</text:p>
      <text:p text:style-name="P1"><text:s text:c="8"/>p[s]=0;</text:p>
      <text:p text:style-name="P1"><text:s text:c="8"/>a[s]=INF;</text:p>
      <text:p text:style-name="P1"><text:s text:c="8"/>while(!q.empty()){</text:p>
      <text:p text:style-name="P1"><text:s text:c="12"/>int u=q.front();q.pop();</text:p>
      <text:p text:style-name="P1"><text:soft-page-break/><text:s text:c="12"/>vis[u]=0;</text:p>
      <text:p text:style-name="P1"><text:s text:c="12"/>for(int i=0;i&lt;g[u].size();i++){</text:p>
      <text:p text:style-name="P1"><text:s text:c="16"/>edge tmp=e[g[u][i]];</text:p>
      <text:p text:style-name="P1"><text:s text:c="16"/>if(dis[tmp.to]&gt;dis[u]+tmp.cost&amp;&amp;tmp.c&gt;tmp.f){</text:p>
      <text:p text:style-name="P1"><text:s text:c="20"/>dis[tmp.to]=dis[u]+tmp.cost;</text:p>
      <text:p text:style-name="P1"><text:s text:c="20"/>p[tmp.to]=g[u][i];</text:p>
      <text:p text:style-name="P1"><text:s text:c="20"/>a[tmp.to]=min(a[u],tmp.c-tmp.f);</text:p>
      <text:p text:style-name="P1"><text:s text:c="20"/>if(!vis[tmp.to]){</text:p>
      <text:p text:style-name="P1"><text:s text:c="24"/>q.push(tmp.to);</text:p>
      <text:p text:style-name="P1"><text:s text:c="24"/>vis[tmp.to]=1;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8"/>if(dis[t]==INF)return 0;</text:p>
      <text:p text:style-name="P1"><text:s text:c="8"/>flow+=a[t];</text:p>
      <text:p text:style-name="P1"><text:s text:c="8"/>cost+=dis[t]*a[t];</text:p>
      <text:p text:style-name="P1"><text:s text:c="8"/>int u=t;</text:p>
      <text:p text:style-name="P1"><text:s text:c="8"/>while(u!=s){</text:p>
      <text:p text:style-name="P1"><text:s text:c="12"/>e[p[u]].f+=a[t];</text:p>
      <text:p text:style-name="P1"><text:s text:c="12"/>e[p[u]^1].f-=a[t];</text:p>
      <text:p text:style-name="P1"><text:s text:c="12"/>u=e[p[u]].from;</text:p>
      <text:p text:style-name="P1"><text:s text:c="8"/>}</text:p>
      <text:p text:style-name="P1"><text:s text:c="8"/>return 1;</text:p>
      <text:p text:style-name="P1"><text:s text:c="4"/>}</text:p>
      <text:p text:style-name="P1"/>
      <text:p text:style-name="P1"><text:s text:c="4"/>int MF(int s,int t){ <text:s text:c="7"/>调用的计算最小费用函数</text:p>
      <text:p text:style-name="P1"><text:s text:c="8"/>this-&gt;s=s;this-&gt;t=t;</text:p>
      <text:p text:style-name="P1"><text:s text:c="8"/>int flow=0,cost=0;</text:p>
      <text:p text:style-name="P1"><text:s text:c="8"/>while(spfa(flow,cost));</text:p>
      <text:p text:style-name="P1"><text:s text:c="8"/>return cost;</text:p>
      <text:p text:style-name="P1"><text:s text:c="4"/>}</text:p>
      <text:p text:style-name="P1"/>
      <text:p text:style-name="P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网络流</text:span><text:span text:style-name="MT2">--</text:span><text:span text:style-name="MT1">最小费用最大流</text:span><text:span text:style-name="MT2">MCMF</text:span><text:span text:style-name="MT1">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42:28.103175388</meta:creation-date>
    <dc:date>2015-10-12T23:43:02.191066532</dc:date>
    <meta:editing-duration>P0D</meta:editing-duration>
    <meta:editing-cycles>1</meta:editing-cycles>
    <meta:document-statistic meta:table-count="0" meta:image-count="0" meta:object-count="0" meta:page-count="2" meta:paragraph-count="76" meta:word-count="187" meta:character-count="1933" meta:non-whitespace-character-count="1283"/>
    <meta:generator>LibreOffice/4.2.8.2$Linux_X86_64 LibreOffice_project/420m0$Build-2</meta:generator>
  </office:meta>
</office:document-meta>
</file>